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c82" officeooo:paragraph-rsid="0005fc82"/>
    </style:style>
    <style:style style:name="P2" style:family="paragraph" style:parent-style-name="Standard">
      <style:text-properties officeooo:rsid="0009e772" officeooo:paragraph-rsid="0009e772"/>
    </style:style>
    <style:style style:name="P3" style:family="paragraph" style:parent-style-name="Standard">
      <style:text-properties officeooo:rsid="000e3f37" officeooo:paragraph-rsid="000e3f37"/>
    </style:style>
    <style:style style:name="T1" style:family="text">
      <style:text-properties officeooo:rsid="000b009c"/>
    </style:style>
    <style:style style:name="T2" style:family="text">
      <style:text-properties officeooo:rsid="000cfcb5"/>
    </style:style>
    <style:style style:name="T3" style:family="text">
      <style:text-properties officeooo:rsid="000e3f37"/>
    </style:style>
    <style:style style:name="T4" style:family="text">
      <style:text-properties officeooo:rsid="00114e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s un futur plus ou moins lointain, lors d’une balade (en bateau), un père/mère raconte sa vie avant la montée <text:tab/>des eaux à sa fille, née dans ce «nouveau monde».</text:p>
      <text:p text:style-name="P1"/>
      <text:p text:style-name="P1">Avec des éléments interactifs on (re)découvre le monde d’avant.</text:p>
      <text:p text:style-name="P1"/>
      <text:p text:style-name="P1">F: Pourquoi partout où on va on flotte au dessus de bâtiments abandonner?</text:p>
      <text:p text:style-name="P1">P: Ça c’est parce que il y a longtemps les humains on décidé de ne pas prêter attention au mal-être de la planète. Du coup, à cause de la pollution, des déchets que nous jetions par terre, il a commencé a faire de plus en plus chaud. Ainsi, tout les glaciers ont fondu et l’eau à commencé à monté petit à petit jusqu’à aujourd’hui.</text:p>
      <text:p text:style-name="P2">F: Et il sont partis où tout les gens qui habitait là où ça a été submergé?</text:p>
      <text:p text:style-name="P2">P: Ils ont dû migrer dans les terres, en abandonnant tout ce qu’ils avaient. Et p<text:span text:style-name="T1">uisque</text:span> <text:span text:style-name="T1">l’eau les rattrapait toujours, ils devaient </text:span><text:span text:style-name="T3">se déplacer</text:span><text:span text:style-name="T1"> sans cesse sans pouvoir s’</text:span><text:span text:style-name="T2">installer dans un endroit fixe.</text:span></text:p>
      <text:p text:style-name="P3">F: Et en dessous de nous qu’est ce que c’est?</text:p>
      <text:p text:style-name="P3">P: C’est le château de Suscinio. Il a été submergé très tôt parce qu’il était entouré par des marais et l’océan, et ce sont ces zones dans le mondes qui ont été touché en premiers.<text:span text:style-name="T4">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10:02:18.233000000</meta:creation-date>
    <meta:generator>LibreOffice/7.4.3.2$Windows_X86_64 LibreOffice_project/1048a8393ae2eeec98dff31b5c133c5f1d08b890</meta:generator>
    <dc:date>2025-04-09T12:21:36.558000000</dc:date>
    <meta:editing-duration>PT2H19M15S</meta:editing-duration>
    <meta:editing-cycles>8</meta:editing-cycles>
    <meta:document-statistic meta:table-count="0" meta:image-count="0" meta:object-count="0" meta:page-count="1" meta:paragraph-count="8" meta:word-count="211" meta:character-count="1132" meta:non-whitespace-character-count="928"/>
  </office:meta>
</office:document-meta>
</file>